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9-15 09:43:38</text:p>
          </table:table-cell>
          <table:table-cell office:value-type="float" office:value="0.0003694" calcext:value-type="float">
            <text:p>0.0003694</text:p>
          </table:table-cell>
          <table:table-cell office:value-type="float" office:value="0.1928122" calcext:value-type="float">
            <text:p>0.1928122</text:p>
          </table:table-cell>
          <table:table-cell office:value-type="float" office:value="0.1931816" calcext:value-type="float">
            <text:p>0.1931816</text:p>
          </table:table-cell>
          <table:table-cell office:value-type="float" office:value="0.5415102" calcext:value-type="float">
            <text:p>0.5415102</text:p>
          </table:table-cell>
          <table:table-cell office:value-type="float" office:value="0.0994033" calcext:value-type="float">
            <text:p>0.0994033</text:p>
          </table:table-cell>
          <table:table-cell office:value-type="float" office:value="2" calcext:value-type="float">
            <text:p>2</text:p>
          </table:table-cell>
          <table:table-cell office:value-type="float" office:value="1.60514998435974" calcext:value-type="float">
            <text:p>1.60514998435974</text:p>
          </table:table-cell>
          <table:table-cell office:value-type="float" office:value="-0.0995234027504921" calcext:value-type="float">
            <text:p>-0.0995234027504921</text:p>
          </table:table-cell>
          <table:table-cell office:value-type="float" office:value="1.70467338711023" calcext:value-type="float">
            <text:p>1.70467338711023</text:p>
          </table:table-cell>
          <table:table-cell office:value-type="float" office:value="0.274295741412789" calcext:value-type="float">
            <text:p>0.274295741412789</text:p>
          </table:table-cell>
          <table:table-cell office:value-type="float" office:value="0.617911948893328" calcext:value-type="float">
            <text:p>0.617911948893328</text:p>
          </table:table-cell>
          <table:table-cell office:value-type="float" office:value="0.320852876827121" calcext:value-type="float">
            <text:p>0.320852876827121</text:p>
          </table:table-cell>
          <table:table-cell office:value-type="float" office:value="0.227738605998456" calcext:value-type="float">
            <text:p>0.227738605998456</text:p>
          </table:table-cell>
          <table:table-cell office:value-type="float" office:value="0.0931142708286643" calcext:value-type="float">
            <text:p>0.0931142708286643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3:51</text:p>
          </table:table-cell>
          <table:table-cell office:value-type="float" office:value="-0.0002712" calcext:value-type="float">
            <text:p>-0.0002712</text:p>
          </table:table-cell>
          <table:table-cell office:value-type="float" office:value="0.1938107" calcext:value-type="float">
            <text:p>0.1938107</text:p>
          </table:table-cell>
          <table:table-cell office:value-type="float" office:value="0.1935395" calcext:value-type="float">
            <text:p>0.1935395</text:p>
          </table:table-cell>
          <table:table-cell office:value-type="float" office:value="0.5415157" calcext:value-type="float">
            <text:p>0.5415157</text:p>
          </table:table-cell>
          <table:table-cell office:value-type="float" office:value="0.099404" calcext:value-type="float">
            <text:p>0.099404</text:p>
          </table:table-cell>
          <table:table-cell office:value-type="float" office:value="2" calcext:value-type="float">
            <text:p>2</text:p>
          </table:table-cell>
          <table:table-cell office:value-type="float" office:value="1.50152659416199" calcext:value-type="float">
            <text:p>1.50152659416199</text:p>
          </table:table-cell>
          <table:table-cell office:value-type="float" office:value="-0.0987033993005753" calcext:value-type="float">
            <text:p>-0.0987033993005753</text:p>
          </table:table-cell>
          <table:table-cell office:value-type="float" office:value="1.60022999346256" calcext:value-type="float">
            <text:p>1.60022999346256</text:p>
          </table:table-cell>
          <table:table-cell office:value-type="float" office:value="0.263635740987956" calcext:value-type="float">
            <text:p>0.263635740987956</text:p>
          </table:table-cell>
          <table:table-cell office:value-type="float" office:value="0.592855994955155" calcext:value-type="float">
            <text:p>0.592855994955155</text:p>
          </table:table-cell>
          <table:table-cell office:value-type="float" office:value="0.251070882566273" calcext:value-type="float">
            <text:p>0.251070882566273</text:p>
          </table:table-cell>
          <table:table-cell office:value-type="float" office:value="0.27620059940964" calcext:value-type="float">
            <text:p>0.27620059940964</text:p>
          </table:table-cell>
          <table:table-cell office:value-type="float" office:value="0.0251297168433666" calcext:value-type="float">
            <text:p>0.0251297168433666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4:04</text:p>
          </table:table-cell>
          <table:table-cell office:value-type="float" office:value="-0.0009762" calcext:value-type="float">
            <text:p>-0.0009762</text:p>
          </table:table-cell>
          <table:table-cell office:value-type="float" office:value="0.1948061" calcext:value-type="float">
            <text:p>0.1948061</text:p>
          </table:table-cell>
          <table:table-cell office:value-type="float" office:value="0.1938299" calcext:value-type="float">
            <text:p>0.1938299</text:p>
          </table:table-cell>
          <table:table-cell office:value-type="float" office:value="0.5415056" calcext:value-type="float">
            <text:p>0.5415056</text:p>
          </table:table-cell>
          <table:table-cell office:value-type="float" office:value="0.0993999" calcext:value-type="float">
            <text:p>0.0993999</text:p>
          </table:table-cell>
          <table:table-cell office:value-type="float" office:value="2" calcext:value-type="float">
            <text:p>2</text:p>
          </table:table-cell>
          <table:table-cell office:value-type="float" office:value="1.86970663070679" calcext:value-type="float">
            <text:p>1.86970663070679</text:p>
          </table:table-cell>
          <table:table-cell office:value-type="float" office:value="-0.0991133973002434" calcext:value-type="float">
            <text:p>-0.0991133973002434</text:p>
          </table:table-cell>
          <table:table-cell office:value-type="float" office:value="1.96882002800703" calcext:value-type="float">
            <text:p>1.96882002800703</text:p>
          </table:table-cell>
          <table:table-cell office:value-type="float" office:value="0.271261745039374" calcext:value-type="float">
            <text:p>0.271261745039374</text:p>
          </table:table-cell>
          <table:table-cell office:value-type="float" office:value="0.643386175653485" calcext:value-type="float">
            <text:p>0.643386175653485</text:p>
          </table:table-cell>
          <table:table-cell office:value-type="float" office:value="0.193178883194923" calcext:value-type="float">
            <text:p>0.193178883194923</text:p>
          </table:table-cell>
          <table:table-cell office:value-type="float" office:value="0.349344606883824" calcext:value-type="float">
            <text:p>0.349344606883824</text:p>
          </table:table-cell>
          <table:table-cell office:value-type="float" office:value="0.1561657236889" calcext:value-type="float">
            <text:p>0.1561657236889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4:16</text:p>
          </table:table-cell>
          <table:table-cell office:value-type="float" office:value="-0.0015128" calcext:value-type="float">
            <text:p>-0.0015128</text:p>
          </table:table-cell>
          <table:table-cell office:value-type="float" office:value="0.1958086" calcext:value-type="float">
            <text:p>0.1958086</text:p>
          </table:table-cell>
          <table:table-cell office:value-type="float" office:value="0.1942957" calcext:value-type="float">
            <text:p>0.1942957</text:p>
          </table:table-cell>
          <table:table-cell office:value-type="float" office:value="0.5415057" calcext:value-type="float">
            <text:p>0.5415057</text:p>
          </table:table-cell>
          <table:table-cell office:value-type="float" office:value="0.0994008" calcext:value-type="float">
            <text:p>0.0994008</text:p>
          </table:table-cell>
          <table:table-cell office:value-type="float" office:value="2" calcext:value-type="float">
            <text:p>2</text:p>
          </table:table-cell>
          <table:table-cell office:value-type="float" office:value="2.215336561203" calcext:value-type="float">
            <text:p>2.215336561203</text:p>
          </table:table-cell>
          <table:table-cell office:value-type="float" office:value="-0.0991133973002434" calcext:value-type="float">
            <text:p>-0.0991133973002434</text:p>
          </table:table-cell>
          <table:table-cell office:value-type="float" office:value="2.31444995850325" calcext:value-type="float">
            <text:p>2.31444995850325</text:p>
          </table:table-cell>
          <table:table-cell office:value-type="float" office:value="0.284463734831661" calcext:value-type="float">
            <text:p>0.284463734831661</text:p>
          </table:table-cell>
          <table:table-cell office:value-type="float" office:value="0.722352882961393" calcext:value-type="float">
            <text:p>0.722352882961393</text:p>
          </table:table-cell>
          <table:table-cell office:value-type="float" office:value="0.150046876817942" calcext:value-type="float">
            <text:p>0.150046876817942</text:p>
          </table:table-cell>
          <table:table-cell office:value-type="float" office:value="0.41888059284538" calcext:value-type="float">
            <text:p>0.41888059284538</text:p>
          </table:table-cell>
          <table:table-cell office:value-type="float" office:value="0.268833716027439" calcext:value-type="float">
            <text:p>0.268833716027439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4:29</text:p>
          </table:table-cell>
          <table:table-cell office:value-type="float" office:value="-0.0018984" calcext:value-type="float">
            <text:p>-0.0018984</text:p>
          </table:table-cell>
          <table:table-cell office:value-type="float" office:value="0.1968133" calcext:value-type="float">
            <text:p>0.1968133</text:p>
          </table:table-cell>
          <table:table-cell office:value-type="float" office:value="0.1949149" calcext:value-type="float">
            <text:p>0.1949149</text:p>
          </table:table-cell>
          <table:table-cell office:value-type="float" office:value="0.5415239" calcext:value-type="float">
            <text:p>0.5415239</text:p>
          </table:table-cell>
          <table:table-cell office:value-type="float" office:value="0.0993971" calcext:value-type="float">
            <text:p>0.0993971</text:p>
          </table:table-cell>
          <table:table-cell office:value-type="float" office:value="2" calcext:value-type="float">
            <text:p>2</text:p>
          </table:table-cell>
          <table:table-cell office:value-type="float" office:value="2.4592866897583" calcext:value-type="float">
            <text:p>2.4592866897583</text:p>
          </table:table-cell>
          <table:table-cell office:value-type="float" office:value="-0.0987033993005753" calcext:value-type="float">
            <text:p>-0.0987033993005753</text:p>
          </table:table-cell>
          <table:table-cell office:value-type="float" office:value="2.55799008905888" calcext:value-type="float">
            <text:p>2.55799008905888</text:p>
          </table:table-cell>
          <table:table-cell office:value-type="float" office:value="0.290941751282662" calcext:value-type="float">
            <text:p>0.290941751282662</text:p>
          </table:table-cell>
          <table:table-cell office:value-type="float" office:value="0.786552846076988" calcext:value-type="float">
            <text:p>0.786552846076988</text:p>
          </table:table-cell>
          <table:table-cell office:value-type="float" office:value="0.114786884561181" calcext:value-type="float">
            <text:p>0.114786884561181</text:p>
          </table:table-cell>
          <table:table-cell office:value-type="float" office:value="0.467096618004143" calcext:value-type="float">
            <text:p>0.467096618004143</text:p>
          </table:table-cell>
          <table:table-cell office:value-type="float" office:value="0.352309733442962" calcext:value-type="float">
            <text:p>0.352309733442962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4:42</text:p>
          </table:table-cell>
          <table:table-cell office:value-type="float" office:value="-0.0021469" calcext:value-type="float">
            <text:p>-0.0021469</text:p>
          </table:table-cell>
          <table:table-cell office:value-type="float" office:value="0.1978064" calcext:value-type="float">
            <text:p>0.1978064</text:p>
          </table:table-cell>
          <table:table-cell office:value-type="float" office:value="0.1956595" calcext:value-type="float">
            <text:p>0.1956595</text:p>
          </table:table-cell>
          <table:table-cell office:value-type="float" office:value="0.5415074" calcext:value-type="float">
            <text:p>0.5415074</text:p>
          </table:table-cell>
          <table:table-cell office:value-type="float" office:value="0.0994032" calcext:value-type="float">
            <text:p>0.0994032</text:p>
          </table:table-cell>
          <table:table-cell office:value-type="float" office:value="2" calcext:value-type="float">
            <text:p>2</text:p>
          </table:table-cell>
          <table:table-cell office:value-type="float" office:value="2.53472661972046" calcext:value-type="float">
            <text:p>2.53472661972046</text:p>
          </table:table-cell>
          <table:table-cell office:value-type="float" office:value="-0.0987033993005753" calcext:value-type="float">
            <text:p>-0.0987033993005753</text:p>
          </table:table-cell>
          <table:table-cell office:value-type="float" office:value="2.63343001902103" calcext:value-type="float">
            <text:p>2.63343001902103</text:p>
          </table:table-cell>
          <table:table-cell office:value-type="float" office:value="0.284873741772026" calcext:value-type="float">
            <text:p>0.284873741772026</text:p>
          </table:table-cell>
          <table:table-cell office:value-type="float" office:value="0.805681222396249" calcext:value-type="float">
            <text:p>0.805681222396249</text:p>
          </table:table-cell>
          <table:table-cell office:value-type="float" office:value="0.0883008792996407" calcext:value-type="float">
            <text:p>0.0883008792996407</text:p>
          </table:table-cell>
          <table:table-cell office:value-type="float" office:value="0.481446604244411" calcext:value-type="float">
            <text:p>0.481446604244411</text:p>
          </table:table-cell>
          <table:table-cell office:value-type="float" office:value="0.39314572494477" calcext:value-type="float">
            <text:p>0.39314572494477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4:54</text:p>
          </table:table-cell>
          <table:table-cell office:value-type="float" office:value="-0.0022989" calcext:value-type="float">
            <text:p>-0.0022989</text:p>
          </table:table-cell>
          <table:table-cell office:value-type="float" office:value="0.1988075" calcext:value-type="float">
            <text:p>0.1988075</text:p>
          </table:table-cell>
          <table:table-cell office:value-type="float" office:value="0.1965087" calcext:value-type="float">
            <text:p>0.1965087</text:p>
          </table:table-cell>
          <table:table-cell office:value-type="float" office:value="0.5415097" calcext:value-type="float">
            <text:p>0.5415097</text:p>
          </table:table-cell>
          <table:table-cell office:value-type="float" office:value="0.0994" calcext:value-type="float">
            <text:p>0.0994</text:p>
          </table:table-cell>
          <table:table-cell office:value-type="float" office:value="2" calcext:value-type="float">
            <text:p>2</text:p>
          </table:table-cell>
          <table:table-cell office:value-type="float" office:value="2.44780659675598" calcext:value-type="float">
            <text:p>2.44780659675598</text:p>
          </table:table-cell>
          <table:table-cell office:value-type="float" office:value="-0.0982934013009071" calcext:value-type="float">
            <text:p>-0.0982934013009071</text:p>
          </table:table-cell>
          <table:table-cell office:value-type="float" office:value="2.54609999805689" calcext:value-type="float">
            <text:p>2.54609999805689</text:p>
          </table:table-cell>
          <table:table-cell office:value-type="float" office:value="0.265521739702672" calcext:value-type="float">
            <text:p>0.265521739702672</text:p>
          </table:table-cell>
          <table:table-cell office:value-type="float" office:value="0.777146964216401" calcext:value-type="float">
            <text:p>0.777146964216401</text:p>
          </table:table-cell>
          <table:table-cell office:value-type="float" office:value="0.0675548803061247" calcext:value-type="float">
            <text:p>0.0675548803061247</text:p>
          </table:table-cell>
          <table:table-cell office:value-type="float" office:value="0.463488599099219" calcext:value-type="float">
            <text:p>0.463488599099219</text:p>
          </table:table-cell>
          <table:table-cell office:value-type="float" office:value="0.395933718793094" calcext:value-type="float">
            <text:p>0.395933718793094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5:07</text:p>
          </table:table-cell>
          <table:table-cell office:value-type="float" office:value="-0.0024067" calcext:value-type="float">
            <text:p>-0.0024067</text:p>
          </table:table-cell>
          <table:table-cell office:value-type="float" office:value="0.1998096" calcext:value-type="float">
            <text:p>0.1998096</text:p>
          </table:table-cell>
          <table:table-cell office:value-type="float" office:value="0.197403" calcext:value-type="float">
            <text:p>0.197403</text:p>
          </table:table-cell>
          <table:table-cell office:value-type="float" office:value="0.5415068" calcext:value-type="float">
            <text:p>0.5415068</text:p>
          </table:table-cell>
          <table:table-cell office:value-type="float" office:value="0.0994024" calcext:value-type="float">
            <text:p>0.0994024</text:p>
          </table:table-cell>
          <table:table-cell office:value-type="float" office:value="2" calcext:value-type="float">
            <text:p>2</text:p>
          </table:table-cell>
          <table:table-cell office:value-type="float" office:value="2.2924165725708" calcext:value-type="float">
            <text:p>2.2924165725708</text:p>
          </table:table-cell>
          <table:table-cell office:value-type="float" office:value="-0.0991133973002434" calcext:value-type="float">
            <text:p>-0.0991133973002434</text:p>
          </table:table-cell>
          <table:table-cell office:value-type="float" office:value="2.39152996987104" calcext:value-type="float">
            <text:p>2.39152996987104</text:p>
          </table:table-cell>
          <table:table-cell office:value-type="float" office:value="0.241823736811057" calcext:value-type="float">
            <text:p>0.241823736811057</text:p>
          </table:table-cell>
          <table:table-cell office:value-type="float" office:value="0.728099423947728" calcext:value-type="float">
            <text:p>0.728099423947728</text:p>
          </table:table-cell>
          <table:table-cell office:value-type="float" office:value="0.0518928784877062" calcext:value-type="float">
            <text:p>0.0518928784877062</text:p>
          </table:table-cell>
          <table:table-cell office:value-type="float" office:value="0.431754595134407" calcext:value-type="float">
            <text:p>0.431754595134407</text:p>
          </table:table-cell>
          <table:table-cell office:value-type="float" office:value="0.379861716646701" calcext:value-type="float">
            <text:p>0.379861716646701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5:20</text:p>
          </table:table-cell>
          <table:table-cell office:value-type="float" office:value="-0.0023815" calcext:value-type="float">
            <text:p>-0.0023815</text:p>
          </table:table-cell>
          <table:table-cell office:value-type="float" office:value="0.2008088" calcext:value-type="float">
            <text:p>0.2008088</text:p>
          </table:table-cell>
          <table:table-cell office:value-type="float" office:value="0.1984273" calcext:value-type="float">
            <text:p>0.1984273</text:p>
          </table:table-cell>
          <table:table-cell office:value-type="float" office:value="0.5415051" calcext:value-type="float">
            <text:p>0.5415051</text:p>
          </table:table-cell>
          <table:table-cell office:value-type="float" office:value="0.0994015" calcext:value-type="float">
            <text:p>0.0994015</text:p>
          </table:table-cell>
          <table:table-cell office:value-type="float" office:value="2" calcext:value-type="float">
            <text:p>2</text:p>
          </table:table-cell>
          <table:table-cell office:value-type="float" office:value="1.9049665927887" calcext:value-type="float">
            <text:p>1.9049665927887</text:p>
          </table:table-cell>
          <table:table-cell office:value-type="float" office:value="-0.0991133973002434" calcext:value-type="float">
            <text:p>-0.0991133973002434</text:p>
          </table:table-cell>
          <table:table-cell office:value-type="float" office:value="2.00407999008894" calcext:value-type="float">
            <text:p>2.00407999008894</text:p>
          </table:table-cell>
          <table:table-cell office:value-type="float" office:value="0.198773739067838" calcext:value-type="float">
            <text:p>0.198773739067838</text:p>
          </table:table-cell>
          <table:table-cell office:value-type="float" office:value="0.606790511558291" calcext:value-type="float">
            <text:p>0.606790511558291</text:p>
          </table:table-cell>
          <table:table-cell office:value-type="float" office:value="0.0434468787163496" calcext:value-type="float">
            <text:p>0.0434468787163496</text:p>
          </table:table-cell>
          <table:table-cell office:value-type="float" office:value="0.354100599419326" calcext:value-type="float">
            <text:p>0.354100599419326</text:p>
          </table:table-cell>
          <table:table-cell office:value-type="float" office:value="0.310653720702976" calcext:value-type="float">
            <text:p>0.310653720702976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5:32</text:p>
          </table:table-cell>
          <table:table-cell office:value-type="float" office:value="0.0009304" calcext:value-type="float">
            <text:p>0.0009304</text:p>
          </table:table-cell>
          <table:table-cell office:value-type="float" office:value="0.1918298" calcext:value-type="float">
            <text:p>0.1918298</text:p>
          </table:table-cell>
          <table:table-cell office:value-type="float" office:value="0.1927603" calcext:value-type="float">
            <text:p>0.1927603</text:p>
          </table:table-cell>
          <table:table-cell office:value-type="float" office:value="0.5415038" calcext:value-type="float">
            <text:p>0.5415038</text:p>
          </table:table-cell>
          <table:table-cell office:value-type="float" office:value="0.0993419" calcext:value-type="float">
            <text:p>0.0993419</text:p>
          </table:table-cell>
          <table:table-cell office:value-type="float" office:value="2" calcext:value-type="float">
            <text:p>2</text:p>
          </table:table-cell>
          <table:table-cell office:value-type="float" office:value="1.77488994598389" calcext:value-type="float">
            <text:p>1.77488994598389</text:p>
          </table:table-cell>
          <table:table-cell office:value-type="float" office:value="-0.0999334007501602" calcext:value-type="float">
            <text:p>-0.0999334007501602</text:p>
          </table:table-cell>
          <table:table-cell office:value-type="float" office:value="1.87482334673405" calcext:value-type="float">
            <text:p>1.87482334673405</text:p>
          </table:table-cell>
          <table:table-cell office:value-type="float" office:value="0.259125735145062" calcext:value-type="float">
            <text:p>0.259125735145062</text:p>
          </table:table-cell>
          <table:table-cell office:value-type="float" office:value="0.615348799941084" calcext:value-type="float">
            <text:p>0.615348799941084</text:p>
          </table:table-cell>
          <table:table-cell office:value-type="float" office:value="0.353160869330168" calcext:value-type="float">
            <text:p>0.353160869330168</text:p>
          </table:table-cell>
          <table:table-cell office:value-type="float" office:value="0.165090600959957" calcext:value-type="float">
            <text:p>0.165090600959957</text:p>
          </table:table-cell>
          <table:table-cell office:value-type="float" office:value="0.188070268370211" calcext:value-type="float">
            <text:p>0.188070268370211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5:45</text:p>
          </table:table-cell>
          <table:table-cell office:value-type="float" office:value="0.0013975" calcext:value-type="float">
            <text:p>0.0013975</text:p>
          </table:table-cell>
          <table:table-cell office:value-type="float" office:value="0.1908109" calcext:value-type="float">
            <text:p>0.1908109</text:p>
          </table:table-cell>
          <table:table-cell office:value-type="float" office:value="0.1922084" calcext:value-type="float">
            <text:p>0.1922084</text:p>
          </table:table-cell>
          <table:table-cell office:value-type="float" office:value="0.5415072" calcext:value-type="float">
            <text:p>0.5415072</text:p>
          </table:table-cell>
          <table:table-cell office:value-type="float" office:value="0.0994011" calcext:value-type="float">
            <text:p>0.0994011</text:p>
          </table:table-cell>
          <table:table-cell office:value-type="float" office:value="2" calcext:value-type="float">
            <text:p>2</text:p>
          </table:table-cell>
          <table:table-cell office:value-type="float" office:value="1.95857000350952" calcext:value-type="float">
            <text:p>1.95857000350952</text:p>
          </table:table-cell>
          <table:table-cell office:value-type="float" office:value="-0.0995234027504921" calcext:value-type="float">
            <text:p>-0.0995234027504921</text:p>
          </table:table-cell>
          <table:table-cell office:value-type="float" office:value="2.05809340626001" calcext:value-type="float">
            <text:p>2.05809340626001</text:p>
          </table:table-cell>
          <table:table-cell office:value-type="float" office:value="0.25551773943007" calcext:value-type="float">
            <text:p>0.25551773943007</text:p>
          </table:table-cell>
          <table:table-cell office:value-type="float" office:value="0.645398518643222" calcext:value-type="float">
            <text:p>0.645398518643222</text:p>
          </table:table-cell>
          <table:table-cell office:value-type="float" office:value="0.389322880655527" calcext:value-type="float">
            <text:p>0.389322880655527</text:p>
          </table:table-cell>
          <table:table-cell office:value-type="float" office:value="0.121712598204613" calcext:value-type="float">
            <text:p>0.121712598204613</text:p>
          </table:table-cell>
          <table:table-cell office:value-type="float" office:value="0.267610282450914" calcext:value-type="float">
            <text:p>0.267610282450914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5:57</text:p>
          </table:table-cell>
          <table:table-cell office:value-type="float" office:value="0.0017435" calcext:value-type="float">
            <text:p>0.0017435</text:p>
          </table:table-cell>
          <table:table-cell office:value-type="float" office:value="0.1898065" calcext:value-type="float">
            <text:p>0.1898065</text:p>
          </table:table-cell>
          <table:table-cell office:value-type="float" office:value="0.19155" calcext:value-type="float">
            <text:p>0.19155</text:p>
          </table:table-cell>
          <table:table-cell office:value-type="float" office:value="0.5415059" calcext:value-type="float">
            <text:p>0.5415059</text:p>
          </table:table-cell>
          <table:table-cell office:value-type="float" office:value="0.0994072" calcext:value-type="float">
            <text:p>0.0994072</text:p>
          </table:table-cell>
          <table:table-cell office:value-type="float" office:value="2" calcext:value-type="float">
            <text:p>2</text:p>
          </table:table-cell>
          <table:table-cell office:value-type="float" office:value="2.03523993492126" calcext:value-type="float">
            <text:p>2.03523993492126</text:p>
          </table:table-cell>
          <table:table-cell office:value-type="float" office:value="-0.0995234027504921" calcext:value-type="float">
            <text:p>-0.0995234027504921</text:p>
          </table:table-cell>
          <table:table-cell office:value-type="float" office:value="2.13476333767176" calcext:value-type="float">
            <text:p>2.13476333767176</text:p>
          </table:table-cell>
          <table:table-cell office:value-type="float" office:value="0.245267734350637" calcext:value-type="float">
            <text:p>0.245267734350637</text:p>
          </table:table-cell>
          <table:table-cell office:value-type="float" office:value="0.656739794314" calcext:value-type="float">
            <text:p>0.656739794314</text:p>
          </table:table-cell>
          <table:table-cell office:value-type="float" office:value="0.404000867158175" calcext:value-type="float">
            <text:p>0.404000867158175</text:p>
          </table:table-cell>
          <table:table-cell office:value-type="float" office:value="0.0865346015430987" calcext:value-type="float">
            <text:p>0.0865346015430987</text:p>
          </table:table-cell>
          <table:table-cell office:value-type="float" office:value="0.317466265615076" calcext:value-type="float">
            <text:p>0.317466265615076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6:09</text:p>
          </table:table-cell>
          <table:table-cell office:value-type="float" office:value="0.0019683" calcext:value-type="float">
            <text:p>0.0019683</text:p>
          </table:table-cell>
          <table:table-cell office:value-type="float" office:value="0.1888061" calcext:value-type="float">
            <text:p>0.1888061</text:p>
          </table:table-cell>
          <table:table-cell office:value-type="float" office:value="0.1907744" calcext:value-type="float">
            <text:p>0.1907744</text:p>
          </table:table-cell>
          <table:table-cell office:value-type="float" office:value="0.5415093" calcext:value-type="float">
            <text:p>0.5415093</text:p>
          </table:table-cell>
          <table:table-cell office:value-type="float" office:value="0.0994038" calcext:value-type="float">
            <text:p>0.0994038</text:p>
          </table:table-cell>
          <table:table-cell office:value-type="float" office:value="2" calcext:value-type="float">
            <text:p>2</text:p>
          </table:table-cell>
          <table:table-cell office:value-type="float" office:value="2.00735998153687" calcext:value-type="float">
            <text:p>2.00735998153687</text:p>
          </table:table-cell>
          <table:table-cell office:value-type="float" office:value="-0.100753396749496" calcext:value-type="float">
            <text:p>-0.100753396749496</text:p>
          </table:table-cell>
          <table:table-cell office:value-type="float" office:value="2.10811337828636" calcext:value-type="float">
            <text:p>2.10811337828636</text:p>
          </table:table-cell>
          <table:table-cell office:value-type="float" office:value="0.229605740075931" calcext:value-type="float">
            <text:p>0.229605740075931</text:p>
          </table:table-cell>
          <table:table-cell office:value-type="float" office:value="0.642890244907205" calcext:value-type="float">
            <text:p>0.642890244907205</text:p>
          </table:table-cell>
          <table:table-cell office:value-type="float" office:value="0.397850876301527" calcext:value-type="float">
            <text:p>0.397850876301527</text:p>
          </table:table-cell>
          <table:table-cell office:value-type="float" office:value="0.0613606038503349" calcext:value-type="float">
            <text:p>0.0613606038503349</text:p>
          </table:table-cell>
          <table:table-cell office:value-type="float" office:value="0.336490272451192" calcext:value-type="float">
            <text:p>0.336490272451192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6:22</text:p>
          </table:table-cell>
          <table:table-cell office:value-type="float" office:value="0.0020944" calcext:value-type="float">
            <text:p>0.0020944</text:p>
          </table:table-cell>
          <table:table-cell office:value-type="float" office:value="0.1878124" calcext:value-type="float">
            <text:p>0.1878124</text:p>
          </table:table-cell>
          <table:table-cell office:value-type="float" office:value="0.1899068" calcext:value-type="float">
            <text:p>0.1899068</text:p>
          </table:table-cell>
          <table:table-cell office:value-type="float" office:value="0.5415079" calcext:value-type="float">
            <text:p>0.5415079</text:p>
          </table:table-cell>
          <table:table-cell office:value-type="float" office:value="0.0993998" calcext:value-type="float">
            <text:p>0.0993998</text:p>
          </table:table-cell>
          <table:table-cell office:value-type="float" office:value="2" calcext:value-type="float">
            <text:p>2</text:p>
          </table:table-cell>
          <table:table-cell office:value-type="float" office:value="1.81138002872467" calcext:value-type="float">
            <text:p>1.81138002872467</text:p>
          </table:table-cell>
          <table:table-cell office:value-type="float" office:value="-0.101163402199745" calcext:value-type="float">
            <text:p>-0.101163402199745</text:p>
          </table:table-cell>
          <table:table-cell office:value-type="float" office:value="1.91254343092442" calcext:value-type="float">
            <text:p>1.91254343092442</text:p>
          </table:table-cell>
          <table:table-cell office:value-type="float" office:value="0.199716742546298" calcext:value-type="float">
            <text:p>0.199716742546298</text:p>
          </table:table-cell>
          <table:table-cell office:value-type="float" office:value="0.579468297213374" calcext:value-type="float">
            <text:p>0.579468297213374</text:p>
          </table:table-cell>
          <table:table-cell office:value-type="float" office:value="0.358244885504246" calcext:value-type="float">
            <text:p>0.358244885504246</text:p>
          </table:table-cell>
          <table:table-cell office:value-type="float" office:value="0.0411885995883495" calcext:value-type="float">
            <text:p>0.0411885995883495</text:p>
          </table:table-cell>
          <table:table-cell office:value-type="float" office:value="0.317056285915896" calcext:value-type="float">
            <text:p>0.317056285915896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6:35</text:p>
          </table:table-cell>
          <table:table-cell office:value-type="float" office:value="0.0021892" calcext:value-type="float">
            <text:p>0.0021892</text:p>
          </table:table-cell>
          <table:table-cell office:value-type="float" office:value="0.1868094" calcext:value-type="float">
            <text:p>0.1868094</text:p>
          </table:table-cell>
          <table:table-cell office:value-type="float" office:value="0.1888385" calcext:value-type="float">
            <text:p>0.1888385</text:p>
          </table:table-cell>
          <table:table-cell office:value-type="float" office:value="0.5415061" calcext:value-type="float">
            <text:p>0.5415061</text:p>
          </table:table-cell>
          <table:table-cell office:value-type="float" office:value="0.0994005" calcext:value-type="float">
            <text:p>0.0994005</text:p>
          </table:table-cell>
          <table:table-cell office:value-type="float" office:value="2" calcext:value-type="float">
            <text:p>2</text:p>
          </table:table-cell>
          <table:table-cell office:value-type="float" office:value="1.50305998325348" calcext:value-type="float">
            <text:p>1.50305998325348</text:p>
          </table:table-cell>
          <table:table-cell office:value-type="float" office:value="-0.10239340364933" calcext:value-type="float">
            <text:p>-0.10239340364933</text:p>
          </table:table-cell>
          <table:table-cell office:value-type="float" office:value="1.60545338690281" calcext:value-type="float">
            <text:p>1.60545338690281</text:p>
          </table:table-cell>
          <table:table-cell office:value-type="float" office:value="0.164702736714389" calcext:value-type="float">
            <text:p>0.164702736714389</text:p>
          </table:table-cell>
          <table:table-cell office:value-type="float" office:value="0.483463627535014" calcext:value-type="float">
            <text:p>0.483463627535014</text:p>
          </table:table-cell>
          <table:table-cell office:value-type="float" office:value="0.296498877182603" calcext:value-type="float">
            <text:p>0.296498877182603</text:p>
          </table:table-cell>
          <table:table-cell office:value-type="float" office:value="0.0329065962461755" calcext:value-type="float">
            <text:p>0.0329065962461755</text:p>
          </table:table-cell>
          <table:table-cell office:value-type="float" office:value="0.263592280936427" calcext:value-type="float">
            <text:p>0.263592280936427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6:47</text:p>
          </table:table-cell>
          <table:table-cell office:value-type="float" office:value="0.0022639" calcext:value-type="float">
            <text:p>0.0022639</text:p>
          </table:table-cell>
          <table:table-cell office:value-type="float" office:value="0.1858078" calcext:value-type="float">
            <text:p>0.1858078</text:p>
          </table:table-cell>
          <table:table-cell office:value-type="float" office:value="0.1876716" calcext:value-type="float">
            <text:p>0.1876716</text:p>
          </table:table-cell>
          <table:table-cell office:value-type="float" office:value="0.5415066" calcext:value-type="float">
            <text:p>0.5415066</text:p>
          </table:table-cell>
          <table:table-cell office:value-type="float" office:value="0.0993984" calcext:value-type="float">
            <text:p>0.0993984</text:p>
          </table:table-cell>
          <table:table-cell office:value-type="float" office:value="2" calcext:value-type="float">
            <text:p>2</text:p>
          </table:table-cell>
          <table:table-cell office:value-type="float" office:value="1.1496399641037" calcext:value-type="float">
            <text:p>1.1496399641037</text:p>
          </table:table-cell>
          <table:table-cell office:value-type="float" office:value="-0.102803401648998" calcext:value-type="float">
            <text:p>-0.102803401648998</text:p>
          </table:table-cell>
          <table:table-cell office:value-type="float" office:value="1.2524433657527" calcext:value-type="float">
            <text:p>1.2524433657527</text:p>
          </table:table-cell>
          <table:table-cell office:value-type="float" office:value="0.126326735620387" calcext:value-type="float">
            <text:p>0.126326735620387</text:p>
          </table:table-cell>
          <table:table-cell office:value-type="float" office:value="0.374408972163326" calcext:value-type="float">
            <text:p>0.374408972163326</text:p>
          </table:table-cell>
          <table:table-cell office:value-type="float" office:value="0.22556887306273" calcext:value-type="float">
            <text:p>0.22556887306273</text:p>
          </table:table-cell>
          <table:table-cell office:value-type="float" office:value="0.027084598178044" calcext:value-type="float">
            <text:p>0.027084598178044</text:p>
          </table:table-cell>
          <table:table-cell office:value-type="float" office:value="0.198484274884686" calcext:value-type="float">
            <text:p>0.198484274884686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7: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1848089" calcext:value-type="float">
            <text:p>0.1848089</text:p>
          </table:table-cell>
          <table:table-cell office:value-type="float" office:value="0.1860489" calcext:value-type="float">
            <text:p>0.1860489</text:p>
          </table:table-cell>
          <table:table-cell office:value-type="float" office:value="0.5415059" calcext:value-type="float">
            <text:p>0.5415059</text:p>
          </table:table-cell>
          <table:table-cell office:value-type="float" office:value="0.0993977" calcext:value-type="float">
            <text:p>0.0993977</text:p>
          </table:table-cell>
          <table:table-cell office:value-type="float" office:value="2" calcext:value-type="float">
            <text:p>2</text:p>
          </table:table-cell>
          <table:table-cell office:value-type="float" office:value="0.624019980430603" calcext:value-type="float">
            <text:p>0.624019980430603</text:p>
          </table:table-cell>
          <table:table-cell office:value-type="float" office:value="-0.104443401098251" calcext:value-type="float">
            <text:p>-0.104443401098251</text:p>
          </table:table-cell>
          <table:table-cell office:value-type="float" office:value="0.728463381528854" calcext:value-type="float">
            <text:p>0.728463381528854</text:p>
          </table:table-cell>
          <table:table-cell office:value-type="float" office:value="0.072329738852568" calcext:value-type="float">
            <text:p>0.072329738852568</text:p>
          </table:table-cell>
          <table:table-cell office:value-type="float" office:value="0.217774834179962" calcext:value-type="float">
            <text:p>0.217774834179962</text:p>
          </table:table-cell>
          <table:table-cell office:value-type="float" office:value="0.12036287561059" calcext:value-type="float">
            <text:p>0.12036287561059</text:p>
          </table:table-cell>
          <table:table-cell office:value-type="float" office:value="0.024296602094546" calcext:value-type="float">
            <text:p>0.024296602094546</text:p>
          </table:table-cell>
          <table:table-cell office:value-type="float" office:value="0.096066273516044" calcext:value-type="float">
            <text:p>0.0960662735160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15:25.940906428</dc:date>
    <meta:editing-duration>PT22S</meta:editing-duration>
    <meta:editing-cycles>3</meta:editing-cycles>
    <meta:document-statistic meta:table-count="1" meta:cell-count="396" meta:object-count="0"/>
  </office:meta>
</office:document-meta>
</file>